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f88cc" officeooo:paragraph-rsid="000f88cc"/>
    </style:style>
    <style:style style:name="P2" style:family="paragraph" style:parent-style-name="Standard">
      <style:text-properties officeooo:paragraph-rsid="000f88cc"/>
    </style:style>
    <style:style style:name="T1" style:family="text">
      <style:text-properties officeooo:rsid="000f88c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Traduction de la lettre au président de Panama</text:p>
      <text:p text:style-name="P2"/>
      <text:p text:style-name="P2"><text:span text:style-name="T1">J</text:span>e vous écris pour vous faire part de ma profonde inquiétude concernant la récente résolution n° DM-0489 publiée par le gouvernement panaméen le 29 octobre 2025, qui ferme temporairement Escudo de Veraguas pendant un an, interdisant ainsi les activités de pêche artisanale et de subsistance. Le gouvernement a confisqué leur équipement <text:span text:style-name="T1">aux </text:span>pêche<text:span text:style-name="T1">urs</text:span>, leurs petits outils de subsistance tels que palmes, masques, tubas, cordes et pièges utilisés pour stocker les langoustes. Les agents du gouvernement ont également relâché jusqu'à 700 livres de langoustes capturées qui étaient destinées à nourrir les familles locales. Le 6 octobre 2025, le gouvernement a publié une nouvelle résolution abrogeant la résolution 0299 et la loi 10/1997, ouvrant ainsi la voie à la création <text:s/>du parc marin d'Escudo de Veraguas. Les pêcheurs ont rapporté que des fonctionnaires du gouvernement, accompagnés de onze agents de police, sont arrivés le 8 octobre 2025 pour « mesurer » l'île d'Escudo de Veraguas.<text:line-break/>Le Panama est partie au Pacte international relatif aux droits économiques, sociaux et culturels (PIDESC) et est donc tenu, en vertu du droit international, de respecter, protéger et réaliser le droit humain à une alimentation et une nutrition adéquates (DHANA) de sa population, y compris les peuples autochtones pêcheurs Ngäbe Buglé. Le fait de leur refuser l'accès à leurs zones de pêche cruciales, de confisquer leur équipement et de tenter de désigner l'île d'Escudo de Veraguas comme parc marin sans les consulter constitue une violation flagrante des obligations du Panama en matière de droits humains en vertu du PIDESC, la Déclaration des Nations Unies sur les droits des peuples autochtones (UNDRIP) et la Déclaration des Nations Unies sur les droits des<text:line-break/>paysans et autres personnes travaillant dans les zones rurales (UNDROP). Ces deux déclarations affirment les droits des peuples autochtones à l'autodétermination, au consentement libre, préalable et éclairé , à l'accès à leurs territoires traditionnels et à la survie de leur culture. <text:line-break/>Ces actions contreviennent également à la résolution 0299 et à la loi 10/1997, sans oublier la Convention contre la torture, de nature fondamentale, à laquelle vous avez adhéré. <text:line-break/>Au vu de ces violations, je vous invite respectueusement à prendre les mesures suivantes pour défendre les droits humains à une alimentation et une nutrition adéquates, aux territoires et à la culture :<text:line-break/>• Abroger immédiatement la nouvelle résolution émise le 6 octobre et rétablir l'accord de cogestion de 2009 avec les autorités autochtones de la Comarca Ngäbe Buglé ;<text:line-break/>• Cesser tous les actes d'intimidation, de confiscation et de violence à l'encontre des pêcheurs autochtones et garantir leur droit de poursuivre la pêche traditionnelle à petite échelle dans leurs eaux ancestrales ;<text:line-break/>• Engager un dialogue constructif avec les autorités Ngäbe Buglé afin de garantir le respect de la loi 10/1997 et des normes internationales en matière de droits humains ratifiées par le Panama ;<text:line-break/>• Enquêter et demander des comptes aux responsables des violences et des violations des droits commises contre les communautés autochtones au début de cette année.<text:line-break/><text:line-break/>Votre Excellence, j'appelle votre gouvernement à réaffirmer son engagement en faveur de la justice, de l'État de droit et de la protection des droits humains de tous les Panaméens, y compris les peuples autochtones pêcheurs, qui ont pris soin de manière durable de l'île et des écosystèmes qui l'entourent pendant des siècles.<text:line-break/>Je vous remercie de l'attention urgente que vous porterez à cette question et j'attends avec intérêt votre réponse et les mesures concrètes que vous prendrez pour garantir la protection et la cogestion du Escudo de Veraguas, conformément au droit national et international.<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B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5T14:20:58.073174200</meta:creation-date>
    <dc:date>2025-12-20T10:53:26.570622700</dc:date>
    <meta:editing-duration>PT6M5S</meta:editing-duration>
    <meta:editing-cycles>2</meta:editing-cycles>
    <meta:generator>LibreOffice/25.2.7.2$Windows_X86_64 LibreOffice_project/5cbfd1ab6520636bb5f7b99185aa69bd7456825d</meta:generator>
    <meta:document-statistic meta:table-count="0" meta:image-count="0" meta:object-count="0" meta:page-count="1" meta:paragraph-count="2" meta:word-count="596" meta:character-count="3813" meta:non-whitespace-character-count="3214"/>
  </office:meta>
</office:document-meta>
</file>